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Normal"/>
  </office:font-face-decls>
  <office:automatic-styles>
    <style:style style:name="P1" style:family="paragraph" style:parent-style-name="Standard">
      <style:paragraph-properties fo:break-before="page"/>
      <style:text-properties officeooo:rsid="001c299d" officeooo:paragraph-rsid="001eb931"/>
    </style:style>
    <style:style style:name="P2" style:family="paragraph" style:parent-style-name="Standard">
      <style:text-properties officeooo:paragraph-rsid="000c20d3"/>
    </style:style>
    <style:style style:name="P3" style:family="paragraph" style:parent-style-name="Standard">
      <style:paragraph-properties fo:margin-top="0.499cm" fo:margin-bottom="0.499cm" style:contextual-spacing="false"/>
      <style:text-properties fo:font-size="32pt" officeooo:paragraph-rsid="00279748" style:font-size-asian="32pt" style:font-size-complex="32pt"/>
    </style:style>
    <style:style style:name="P4" style:family="paragraph" style:parent-style-name="Standard">
      <style:text-properties fo:font-size="32pt" officeooo:paragraph-rsid="00279748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officeooo:paragraph-rsid="00279748" style:font-size-asian="32pt" style:font-size-complex="32pt"/>
    </style:style>
    <style:style style:name="P6" style:family="paragraph" style:parent-style-name="Standard">
      <style:text-properties fo:font-size="32pt" officeooo:rsid="00279748" officeooo:paragraph-rsid="00279748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32pt" officeooo:rsid="00279748" officeooo:paragraph-rsid="00279748" style:font-size-asian="32pt" style:font-size-complex="32pt"/>
    </style:style>
    <style:style style:name="P8" style:family="paragraph" style:parent-style-name="Standard">
      <style:text-properties officeooo:rsid="00265ac3" officeooo:paragraph-rsid="00279748"/>
    </style:style>
    <style:style style:name="P9" style:family="paragraph" style:parent-style-name="Standard">
      <style:paragraph-properties fo:break-before="page"/>
      <style:text-properties officeooo:rsid="00265ac3" officeooo:paragraph-rsid="00279748"/>
    </style:style>
    <style:style style:name="P10" style:family="paragraph" style:parent-style-name="Standard">
      <style:text-properties officeooo:rsid="00265ac3" officeooo:paragraph-rsid="002915ec"/>
    </style:style>
    <style:style style:name="P11" style:family="paragraph" style:parent-style-name="Standard">
      <style:paragraph-properties fo:break-before="page"/>
      <style:text-properties officeooo:rsid="00265ac3" officeooo:paragraph-rsid="002915ec"/>
    </style:style>
    <style:style style:name="P12" style:family="paragraph" style:parent-style-name="Standard">
      <style:paragraph-properties fo:text-align="start" style:justify-single-word="false"/>
      <style:text-properties officeooo:rsid="00265ac3" officeooo:paragraph-rsid="00279748"/>
    </style:style>
    <style:style style:name="P13" style:family="paragraph" style:parent-style-name="Standard">
      <style:paragraph-properties fo:text-align="start" style:justify-single-word="false"/>
      <style:text-properties officeooo:rsid="00265ac3" officeooo:paragraph-rsid="002a4a6c"/>
    </style:style>
    <style:style style:name="P14" style:family="paragraph" style:parent-style-name="Standard">
      <style:paragraph-properties fo:break-before="page"/>
      <style:text-properties officeooo:rsid="00265ac3" officeooo:paragraph-rsid="002a4a6c"/>
    </style:style>
    <style:style style:name="P15" style:family="paragraph" style:parent-style-name="Standard">
      <style:text-properties officeooo:rsid="00265ac3" officeooo:paragraph-rsid="002a4a6c"/>
    </style:style>
    <style:style style:name="P16" style:family="paragraph" style:parent-style-name="Standard">
      <style:paragraph-properties fo:text-align="center" style:justify-single-word="false"/>
      <style:text-properties officeooo:rsid="00265ac3" officeooo:paragraph-rsid="00279748"/>
    </style:style>
    <style:style style:name="P17" style:family="paragraph" style:parent-style-name="Standard">
      <style:paragraph-properties fo:text-align="center" style:justify-single-word="false"/>
      <style:text-properties officeooo:rsid="00265ac3" officeooo:paragraph-rsid="002a4a6c"/>
    </style:style>
    <style:style style:name="P18" style:family="paragraph" style:parent-style-name="Table_20_Contents">
      <style:paragraph-properties fo:break-before="page"/>
      <style:text-properties officeooo:rsid="00265ac3" officeooo:paragraph-rsid="00265ac3"/>
    </style:style>
    <style:style style:name="P19" style:family="paragraph" style:parent-style-name="Table_20_Contents">
      <style:text-properties officeooo:rsid="00265ac3" officeooo:paragraph-rsid="00265ac3"/>
    </style:style>
    <style:style style:name="P20" style:family="paragraph" style:parent-style-name="Table_20_Contents">
      <style:paragraph-properties fo:break-before="page"/>
      <style:text-properties officeooo:rsid="00265ac3" officeooo:paragraph-rsid="00279446"/>
    </style:style>
    <style:style style:name="P21" style:family="paragraph" style:parent-style-name="Table_20_Contents">
      <style:text-properties officeooo:rsid="00265ac3" officeooo:paragraph-rsid="00279446"/>
    </style:style>
    <style:style style:name="P22" style:family="paragraph" style:parent-style-name="Standard">
      <style:text-properties fo:font-size="10pt" officeooo:paragraph-rsid="00279748" style:font-size-asian="8.75pt" style:font-size-complex="10pt"/>
    </style:style>
    <style:style style:name="P23" style:family="paragraph" style:parent-style-name="Standard">
      <style:paragraph-properties fo:break-before="page"/>
      <style:text-properties officeooo:rsid="00297a8b" officeooo:paragraph-rsid="00297a8b"/>
    </style:style>
    <style:style style:name="P24" style:family="paragraph" style:parent-style-name="Standard">
      <style:text-properties officeooo:rsid="00297a8b" officeooo:paragraph-rsid="00297a8b"/>
    </style:style>
    <style:style style:name="P25" style:family="paragraph" style:parent-style-name="Standard">
      <style:paragraph-properties fo:text-align="start" style:justify-single-word="false"/>
      <style:text-properties officeooo:rsid="002a4a6c" officeooo:paragraph-rsid="002a4a6c"/>
    </style:style>
    <style:style style:name="P26" style:family="paragraph" style:parent-style-name="Table_20_Contents">
      <style:paragraph-properties fo:break-before="page"/>
    </style:style>
    <style:style style:name="P27" style:family="paragraph" style:parent-style-name="Table_20_Contents">
      <style:paragraph-properties fo:break-before="page"/>
      <style:text-properties officeooo:paragraph-rsid="0021dd2b"/>
    </style:style>
    <style:style style:name="P28" style:family="paragraph" style:parent-style-name="Table_20_Contents">
      <style:text-properties officeooo:paragraph-rsid="0021dd2b"/>
    </style:style>
    <style:style style:name="P29" style:family="paragraph" style:parent-style-name="Table_20_Contents">
      <style:text-properties officeooo:rsid="00225798" officeooo:paragraph-rsid="00225798"/>
    </style:style>
    <style:style style:name="P30" style:family="paragraph" style:parent-style-name="Table_20_Contents">
      <style:text-properties officeooo:paragraph-rsid="0023be5f"/>
    </style:style>
    <style:style style:name="P31" style:family="paragraph" style:parent-style-name="Table_20_Contents">
      <style:text-properties officeooo:rsid="0025408c" officeooo:paragraph-rsid="0025408c"/>
    </style:style>
    <style:style style:name="P32" style:family="paragraph" style:parent-style-name="Table_20_Contents">
      <style:text-properties officeooo:rsid="0025408c" officeooo:paragraph-rsid="00279446"/>
    </style:style>
    <style:style style:name="P33" style:family="paragraph" style:parent-style-name="Table_20_Contents">
      <style:paragraph-properties fo:break-before="page"/>
      <style:text-properties officeooo:paragraph-rsid="00279748"/>
    </style:style>
    <style:style style:name="P34" style:family="paragraph" style:parent-style-name="Réponse">
      <style:paragraph-properties fo:text-align="start" style:justify-single-word="false"/>
    </style:style>
    <style:style style:name="P35" style:family="paragraph" style:parent-style-name="Réponse">
      <style:paragraph-properties fo:text-align="start" style:justify-single-word="false"/>
      <style:text-properties officeooo:paragraph-rsid="002b725f"/>
    </style:style>
    <style:style style:name="P36" style:family="paragraph" style:parent-style-name="Standard" style:list-style-name="L1">
      <style:text-properties officeooo:rsid="00265ac3" officeooo:paragraph-rsid="002915ec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65ac3" officeooo:paragraph-rsid="002915ec"/>
    </style:style>
    <style:style style:name="P38" style:family="paragraph" style:parent-style-name="Standard">
      <style:text-properties officeooo:paragraph-rsid="001c299d"/>
    </style:style>
    <style:style style:name="P39" style:family="paragraph" style:parent-style-name="Standard">
      <style:paragraph-properties fo:break-before="page"/>
      <style:text-properties officeooo:paragraph-rsid="002b725f"/>
    </style:style>
    <style:style style:name="P40" style:family="paragraph" style:parent-style-name="Standard">
      <style:text-properties officeooo:rsid="001c299d" officeooo:paragraph-rsid="001ffeac"/>
    </style:style>
    <style:style style:name="P41" style:family="paragraph" style:parent-style-name="Standard">
      <style:paragraph-properties fo:break-before="page"/>
      <style:text-properties officeooo:rsid="001c299d" officeooo:paragraph-rsid="002b725f"/>
    </style:style>
    <style:style style:name="P42" style:family="paragraph" style:parent-style-name="Standard">
      <style:text-properties officeooo:rsid="001c299d" officeooo:paragraph-rsid="002b725f"/>
    </style:style>
    <style:style style:name="P43" style:family="paragraph" style:parent-style-name="Standard">
      <style:paragraph-properties fo:break-before="page"/>
      <style:text-properties officeooo:paragraph-rsid="002f27bb"/>
    </style:style>
    <style:style style:name="P44" style:family="paragraph" style:parent-style-name="Standard">
      <style:text-properties officeooo:paragraph-rsid="002f27bb"/>
    </style:style>
    <style:style style:name="P45" style:family="paragraph" style:parent-style-name="Table_20_Contents">
      <style:paragraph-properties fo:break-before="page"/>
      <style:text-properties officeooo:rsid="001ffeac" officeooo:paragraph-rsid="001ffeac"/>
    </style:style>
    <style:style style:name="P46" style:family="paragraph" style:parent-style-name="Table_20_Contents">
      <style:paragraph-properties fo:break-before="page"/>
      <style:text-properties officeooo:rsid="001ffeac" officeooo:paragraph-rsid="002b725f"/>
    </style:style>
    <style:style style:name="P47" style:family="paragraph" style:parent-style-name="Table_20_Contents">
      <style:text-properties officeooo:rsid="001ffeac" officeooo:paragraph-rsid="002b725f"/>
    </style:style>
    <style:style style:name="P48" style:family="paragraph" style:parent-style-name="Table_20_Contents">
      <style:paragraph-properties fo:break-before="page"/>
      <style:text-properties officeooo:paragraph-rsid="002b725f"/>
    </style:style>
    <style:style style:name="P49" style:family="paragraph" style:parent-style-name="Table_20_Contents">
      <style:text-properties officeooo:rsid="002b725f" officeooo:paragraph-rsid="002b725f"/>
    </style:style>
    <style:style style:name="P50" style:family="paragraph" style:parent-style-name="Table_20_Contents">
      <style:text-properties officeooo:paragraph-rsid="0021dd2b"/>
    </style:style>
    <style:style style:name="P51" style:family="paragraph" style:parent-style-name="Table_20_Contents">
      <style:paragraph-properties fo:break-before="page"/>
      <style:text-properties officeooo:paragraph-rsid="002eddf8"/>
    </style:style>
    <style:style style:name="P52" style:family="paragraph" style:parent-style-name="Table_20_Contents">
      <style:text-properties officeooo:paragraph-rsid="002eddf8"/>
    </style:style>
    <style:style style:name="P53" style:family="paragraph" style:parent-style-name="Table_20_Contents">
      <style:text-properties officeooo:rsid="002eddf8" officeooo:paragraph-rsid="002eddf8"/>
    </style:style>
    <style:style style:name="P54" style:family="paragraph" style:parent-style-name="Table_20_Contents">
      <style:paragraph-properties fo:break-before="page"/>
      <style:text-properties officeooo:rsid="00225798" officeooo:paragraph-rsid="002eddf8"/>
    </style:style>
    <style:style style:name="P55" style:family="paragraph" style:parent-style-name="Table_20_Contents">
      <style:text-properties officeooo:rsid="00225798" officeooo:paragraph-rsid="002eddf8"/>
    </style:style>
    <style:style style:name="P56" style:family="paragraph" style:parent-style-name="Table_20_Contents">
      <style:paragraph-properties fo:break-before="page"/>
      <style:text-properties officeooo:paragraph-rsid="0023be5f"/>
    </style:style>
    <style:style style:name="P57" style:family="paragraph" style:parent-style-name="Table_20_Contents">
      <style:text-properties officeooo:rsid="0025408c" officeooo:paragraph-rsid="0025408c"/>
    </style:style>
    <style:style style:name="P58" style:family="paragraph" style:parent-style-name="Table_20_Contents">
      <style:paragraph-properties fo:break-before="page"/>
      <style:text-properties officeooo:rsid="0025408c" officeooo:paragraph-rsid="002eddf8"/>
    </style:style>
    <style:style style:name="P59" style:family="paragraph" style:parent-style-name="Table_20_Contents">
      <style:text-properties officeooo:rsid="0025408c" officeooo:paragraph-rsid="002eddf8"/>
    </style:style>
    <style:style style:name="P60" style:family="paragraph" style:parent-style-name="Table_20_Contents" style:list-style-name="L2">
      <style:text-properties officeooo:rsid="0025408c" officeooo:paragraph-rsid="002eddf8"/>
    </style:style>
    <style:style style:name="P61" style:family="paragraph" style:parent-style-name="Table_20_Contents">
      <style:text-properties officeooo:rsid="002f27bb" officeooo:paragraph-rsid="002f27bb"/>
    </style:style>
    <style:style style:name="P62" style:family="paragraph" style:parent-style-name="Table_20_Contents">
      <style:paragraph-properties fo:break-before="page"/>
      <style:text-properties officeooo:rsid="00265ac3" officeooo:paragraph-rsid="00279446"/>
    </style:style>
    <style:style style:name="P63" style:family="paragraph" style:parent-style-name="Table_20_Contents">
      <style:paragraph-properties fo:break-before="page"/>
      <style:text-properties officeooo:paragraph-rsid="003235bc"/>
    </style:style>
    <style:style style:name="P64" style:family="paragraph" style:parent-style-name="Table_20_Contents">
      <style:text-properties officeooo:paragraph-rsid="003235bc"/>
    </style:style>
    <style:style style:name="T1" style:family="text">
      <style:text-properties officeooo:rsid="001c299d"/>
    </style:style>
    <style:style style:name="T2" style:family="text">
      <style:text-properties officeooo:rsid="001ffeac"/>
    </style:style>
    <style:style style:name="T3" style:family="text">
      <style:text-properties style:font-name="Liberation Sans3" fo:font-size="40pt"/>
    </style:style>
    <style:style style:name="T4" style:family="text">
      <style:text-properties style:font-name="Liberation Sans3" fo:font-size="40pt" officeooo:rsid="002b725f"/>
    </style:style>
    <style:style style:name="T5" style:family="text">
      <style:text-properties style:font-name-asian="OpenSymbol2" style:font-name-complex="OpenSymbol2"/>
    </style:style>
    <style:style style:name="T6" style:family="text">
      <style:text-properties officeooo:rsid="002eddf8" style:font-name-asian="OpenSymbol2" style:font-name-complex="OpenSymbol2"/>
    </style:style>
    <style:style style:name="T7" style:family="text">
      <style:text-properties officeooo:rsid="00225798" style:font-name-asian="OpenSymbol2" style:font-name-complex="OpenSymbol2"/>
    </style:style>
    <style:style style:name="T8" style:family="text">
      <style:text-properties style:font-name-asian="Liberation Sans2" style:font-name-complex="Liberation Sans2"/>
    </style:style>
    <style:style style:name="T9" style:family="text">
      <style:text-properties style:font-name="OpenSymbol1" style:font-name-asian="OpenSymbol2" style:font-name-complex="OpenSymbol2"/>
    </style:style>
    <style:style style:name="T10" style:family="text">
      <style:text-properties fo:font-size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officeooo:rsid="00279748"/>
    </style:style>
    <style:style style:name="T13" style:family="text">
      <style:text-properties officeooo:rsid="002467ae"/>
    </style:style>
    <style:style style:name="T14" style:family="text">
      <style:text-properties officeooo:rsid="0025408c"/>
    </style:style>
    <style:style style:name="T15" style:family="text">
      <style:text-properties officeooo:rsid="00265ac3"/>
    </style:style>
    <style:style style:name="T16" style:family="text">
      <style:text-properties officeooo:rsid="00279748"/>
    </style:style>
    <style:style style:name="T17" style:family="text">
      <style:text-properties officeooo:rsid="005dbf71"/>
    </style:style>
    <style:style style:name="T18" style:family="text">
      <style:text-properties officeooo:rsid="002a4a6c"/>
    </style:style>
    <style:style style:name="T19" style:family="text">
      <style:text-properties officeooo:rsid="002b725f"/>
    </style:style>
    <style:style style:name="T20" style:family="text">
      <style:text-properties officeooo:rsid="002eddf8"/>
    </style:style>
    <style:style style:name="T21" style:family="text">
      <style:text-properties fo:font-size="18pt" fo:font-weight="bold" officeooo:rsid="002f27bb" style:font-weight-asian="bold" style:font-weight-complex="bold"/>
    </style:style>
    <style:style style:name="T22" style:family="text">
      <style:text-properties officeooo:rsid="002f27bb"/>
    </style:style>
    <style:style style:name="T23" style:family="text">
      <style:text-properties officeooo:rsid="003235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Le résultat d’une multiplication s’appelle un ….</text:p>
      <text:p text:style-name="P39"><text:span text:style-name="T1">Le résultat d’une multiplication s’appelle un </text:span><text:span text:style-name="Réponse"><text:span text:style-name="T19">produit</text:span></text:span></text:p>
      <text:p text:style-name="P2"/>
      <text:p text:style-name="P1"><text:span text:style-name="T19">Dans une multiplication, l</text:span>es nombres que l’on multiplie s’appellent les ….</text:p>
      <text:p text:style-name="P40"/>
      <text:p text:style-name="P41"><text:span text:style-name="T19">Dans une multiplication, l</text:span>es nombres que l’on multiplie s’appellent les <text:span text:style-name="Réponse"><text:span text:style-name="T19">facteurs</text:span></text:span></text:p>
      <text:p text:style-name="P42"/>
      <text:p text:style-name="P45">Écrire 7 × 4 <text:span text:style-name="T19">comme addition répé</text:span><text:span text:style-name="T4">tée : <text:line-break/>(2 possibilités)</text:span></text:p>
      <text:p text:style-name="P46">Écrire 7 × 4 <text:span text:style-name="T19">comme addition répé</text:span><text:span text:style-name="T4">tée : <text:line-break/>(2 possibilités)</text:span></text:p>
      <text:p text:style-name="P47"><text:span text:style-name="T4"/></text:p>
      <text:p text:style-name="P34">7 × 4 = 4 + 4 + 4 + 4 + 4 + 4 + 4</text:p>
      <text:p text:style-name="P35">7 × 4 = <text:span text:style-name="T19">7 + 7 + 7 + 7</text:span></text:p>
      <text:p text:style-name="P48">On <text:span text:style-name="T19">sait que 647 </text:span><text:span text:style-name="T2">× </text:span><text:span text:style-name="T19">12 = 7764.</text:span></text:p>
      <text:p text:style-name="P49"/>
      <text:p text:style-name="P49">En déduire <text:s/>64,7 <text:span text:style-name="T2">× </text:span>0,12 : ….</text:p>
      <text:p text:style-name="P48">On <text:span text:style-name="T19">sait que 647 </text:span><text:span text:style-name="T2">× </text:span><text:span text:style-name="T19">12 = 7764.</text:span></text:p>
      <text:p text:style-name="P49"/>
      <text:p text:style-name="P49">En déduire <text:s/>64,7 <text:span text:style-name="T2">× </text:span>0,12 : <text:span text:style-name="Réponse">7,764</text:span></text:p>
      <text:p text:style-name="P27">Calculer <text:span text:style-name="T23">en regroupant </text:span>astucieusement <text:span text:style-name="T23">les facteurs</text:span> :</text:p>
      <text:p text:style-name="P28"/>
      <text:p text:style-name="P28">A = 2 × 0,74 × 4 × 5 × 2,5</text:p>
      <text:p text:style-name="P63">Calculer <text:span text:style-name="T23">en regroupant </text:span>astucieusement <text:span text:style-name="T23">les facteurs</text:span> :</text:p>
      <text:p text:style-name="P64"/>
      <text:p text:style-name="P64">A = 2 × 0,74 × 4 × 5 × 2,5</text:p>
      <text:p text:style-name="P64"><text:span text:style-name="Réponse">A = 2 × 5 × 4 × 2,5 × 0,74</text:span></text:p>
      <text:p text:style-name="P53"><text:span text:style-name="Réponse">A = 10 × 10 × 0,74</text:span></text:p>
      <text:p text:style-name="P53"><text:span text:style-name="Réponse">A = 74</text:span></text:p>
      <text:p text:style-name="P51">Calculer : </text:p>
      <text:p text:style-name="P52">A = <text:span text:style-name="T20">0,1</text:span>2 × <text:span text:style-name="T20">1000</text:span></text:p>
      <text:p text:style-name="P54">Calculer : </text:p>
      <text:p text:style-name="P55">A = <text:span text:style-name="T20">0,1</text:span>2 × <text:span text:style-name="T20">1000</text:span></text:p>
      <text:p text:style-name="P53"><text:span text:style-name="Réponse">A = 120</text:span></text:p>
      <text:p text:style-name="P51">Calculer : </text:p>
      <text:p text:style-name="P55"><text:span text:style-name="T5">A = </text:span><text:span text:style-name="T6">1</text:span><text:span text:style-name="T5">2 × </text:span><text:span text:style-name="T6">0,001</text:span></text:p>
      <text:p text:style-name="P51">Calculer : </text:p>
      <text:p text:style-name="P55"><text:span text:style-name="T5">A = </text:span><text:span text:style-name="T6">1</text:span><text:span text:style-name="T5">2 × </text:span><text:span text:style-name="T6">0,001</text:span></text:p>
      <text:p text:style-name="P53"><text:span text:style-name="Réponse"><text:span text:style-name="T6">A </text:span></text:span><text:span text:style-name="Réponse"><text:span text:style-name="T5">= 0,012</text:span></text:span></text:p>
      <text:p text:style-name="P56">Quand une expression contient des additions, des soustractions, des multiplications et des parenthèses, on fera toujours :</text:p>
      <text:p text:style-name="P58">Quand une expression contient des additions, des soustractions, des multiplications et des parenthèses, on fera toujours :</text:p>
      <text:p text:style-name="P59"/>
      <text:list xml:id="list18549503" text:style-name="L2">
        <text:list-item>
          <text:p text:style-name="P60"><text:span text:style-name="Réponse">D’abord les calculs entre parenthèses</text:span></text:p>
        </text:list-item>
        <text:list-item>
          <text:p text:style-name="P60"><text:span text:style-name="Réponse">Puis les multiplications</text:span></text:p>
        </text:list-item>
        <text:list-item>
          <text:p text:style-name="P60"><text:span text:style-name="Réponse">Puis les additions et soustractions (de gauche à droite)</text:span></text:p>
        </text:list-item>
      </text:list>
      <text:p text:style-name="P43"><text:span text:style-name="T22">Calculer astucieusement :</text:span></text:p>
      <text:p text:style-name="P44"><text:span text:style-name="T22">A = 23</text:span> <text:span text:style-name="T7">× </text:span><text:span text:style-name="T22">102</text:span></text:p>
      <text:p text:style-name="P31"/>
      <text:p text:style-name="P43"><text:span text:style-name="T22">Calculer astucieusement :</text:span></text:p>
      <text:p text:style-name="P44"><text:span text:style-name="T22">A = 23</text:span> <text:span text:style-name="T7">× </text:span><text:span text:style-name="T22">102</text:span></text:p>
      <text:p text:style-name="P61"><text:span text:style-name="Réponse">A = 23 </text:span><text:span text:style-name="Réponse"><text:span text:style-name="T7">× </text:span></text:span><text:span text:style-name="Réponse">100 + 23 </text:span><text:span text:style-name="Réponse"><text:span text:style-name="T7">× </text:span></text:span><text:span text:style-name="Réponse"><text:span text:style-name="T5">2</text:span></text:span></text:p>
      <text:p text:style-name="P61"><text:span text:style-name="Réponse"><text:span text:style-name="T5">A = 2300 + 46</text:span></text:span></text:p>
      <text:p text:style-name="P61"><text:span text:style-name="Réponse"><text:span text:style-name="T5">A = 2346</text:span>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Norma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Liberation Sans3" fo:font-family="'Liberation Sans'" style:font-style-name="Normal" style:font-family-generic="swiss" style:font-pitch="variable" fo:font-size="4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Réponse" style:family="paragraph" style:parent-style-name="Standard">
      <style:paragraph-properties fo:margin-top="0cm" fo:margin-bottom="0cm" style:contextual-spacing="false" fo:text-align="center" style:justify-single-word="false"/>
      <style:text-properties fo:color="#7b3d00" loext:opacity="100%" style:font-name="Liberation Sans3" fo:font-family="'Liberation Sans'" style:font-style-name="Normal" style:font-family-generic="swiss" style:font-pitch="variable" fo:font-size="40pt" officeooo:rsid="000a0f9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éponse" style:family="text">
      <style:text-properties fo:color="#7b3d00" loext:opacity="100%" style:font-name="Liberation Sans3" fo:font-family="'Liberation Sans'" style:font-style-name="Normal" style:font-family-generic="swiss" style:font-pitch="variable" fo:font-size="4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5:17:39.960444928</meta:creation-date>
    <dc:date>2023-12-04T23:54:36.714899049</dc:date>
    <meta:editing-duration>PT3H25M45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19" meta:paragraph-count="41" meta:word-count="292" meta:character-count="1338" meta:non-whitespace-character-count="1082"/>
  </office:meta>
</office:document-meta>
</file>